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Operator Mono" svg:font-family="'Operator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Operator Mono" fo:font-size="14pt" officeooo:rsid="000ac226" officeooo:paragraph-rsid="000ac226" style:font-size-asian="12.25pt" style:font-size-complex="14pt"/>
    </style:style>
    <style:style style:name="P2" style:family="paragraph" style:parent-style-name="Standard">
      <style:text-properties style:font-name="Operator Mono" fo:font-size="14pt" officeooo:rsid="000c60c0" officeooo:paragraph-rsid="000c60c0" style:font-size-asian="12.25pt" style:font-size-complex="14pt"/>
    </style:style>
    <style:style style:name="P3" style:family="paragraph" style:parent-style-name="Standard">
      <style:text-properties style:font-name="Operator Mono" fo:font-size="14pt" fo:font-weight="bold" officeooo:rsid="000ac226" officeooo:paragraph-rsid="000ac226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Operator Mono" fo:font-size="10pt" officeooo:rsid="000ac226" officeooo:paragraph-rsid="000ac226" style:font-size-asian="8.75pt" style:font-size-complex="10pt"/>
    </style:style>
    <style:style style:name="P5" style:family="paragraph" style:parent-style-name="Standard">
      <style:text-properties style:font-name="Operator Mono" fo:font-size="10pt" officeooo:rsid="000c60c0" officeooo:paragraph-rsid="000c60c0" style:font-size-asian="8.75pt" style:font-size-complex="10pt"/>
    </style:style>
    <style:style style:name="P6" style:family="paragraph" style:parent-style-name="Standard">
      <style:text-properties style:font-name="Operator Mono" fo:font-size="10pt" officeooo:rsid="000cc0f3" officeooo:paragraph-rsid="000cc0f3" style:font-size-asian="8.75pt" style:font-size-complex="10pt"/>
    </style:style>
    <style:style style:name="P7" style:family="paragraph" style:parent-style-name="Standard">
      <style:text-properties style:font-name="Operator Mono" fo:font-size="12pt" fo:font-weight="bold" officeooo:rsid="000c60c0" officeooo:paragraph-rsid="000c60c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Operator Mono" fo:font-size="12pt" fo:font-weight="bold" officeooo:rsid="000cc0f3" officeooo:paragraph-rsid="000cc0f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Operator Mono" fo:font-size="10pt" officeooo:rsid="000cc0f3" officeooo:paragraph-rsid="000cc0f3" style:font-size-asian="8.75pt" style:font-size-complex="10pt"/>
    </style:style>
    <style:style style:name="P10" style:family="paragraph" style:parent-style-name="Standard">
      <style:text-properties style:font-name="Operator Mono" fo:font-size="10pt" officeooo:rsid="000efcb8" officeooo:paragraph-rsid="000efcb8" style:font-size-asian="8.75pt" style:font-size-complex="10pt"/>
    </style:style>
    <style:style style:name="P11" style:family="paragraph" style:parent-style-name="Standard">
      <style:text-properties style:font-name="Operator Mono" fo:font-size="10pt" fo:font-weight="bold" officeooo:rsid="000cc0f3" officeooo:paragraph-rsid="000cc0f3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0c0"/>
    </style:style>
    <style:style style:name="T3" style:family="text">
      <style:text-properties officeooo:rsid="000cc0f3"/>
    </style:style>
    <style:style style:name="T4" style:family="text">
      <style:text-properties officeooo:rsid="000fbdac"/>
    </style:style>
    <style:style style:name="T5" style:family="text">
      <style:text-properties fo:font-weight="normal" officeooo:rsid="000fbda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DF AZUL → LINEA DE COMANDOS</text:p>
      <text:p text:style-name="P1"/>
      <text:p text:style-name="P7"><text:span text:style-name="T3">CONFIGURACIÓN</text:span> DE ORACLE NET EN EL LADO DEL SERVIDOR:</text:p>
      <text:p text:style-name="P2"/>
      <text:p text:style-name="P4"><text:span text:style-name="T1">FICHEROS DE UBICACIÓN</text:span> → podemos especificar la ubicación en los ficheros: tnsnames.ora y sqlnet.ora y en el servidor con el fichero: listener.ora</text:p>
      <text:p text:style-name="P4"/>
      <text:p text:style-name="P5">Para iniciar el listening → start</text:p>
      <text:p text:style-name="P5">Para detenerlo → stop</text:p>
      <text:p text:style-name="P5"/>
      <text:p text:style-name="P5">Para gestionar el listening podemos utilizar la herramienta command que nos facilita herramientas de <text:span text:style-name="T4">administración.</text:span></text:p>
      <text:p text:style-name="P5"/>
      <text:p text:style-name="P4">Para cambiar parametros utilizamos el comando SET :: SET trc_level ADMIN</text:p>
      <text:p text:style-name="P4">para ver valores del listener SHOW :: <text:span text:style-name="T2">SHOW connect_timeout.</text:span></text:p>
      <text:p text:style-name="P4"/>
      <text:p text:style-name="P6">COMANDOS ADICIONALES:</text:p>
      <text:p text:style-name="P9">CHANGE_PASSWORD</text:p>
      <text:p text:style-name="P9">DBSNMP_START</text:p>
      <text:p text:style-name="P9">DBSNMP_STATUS</text:p>
      <text:p text:style-name="P9">DBSNMP_STOP</text:p>
      <text:p text:style-name="P9">EXIT</text:p>
      <text:p text:style-name="P9">HELP</text:p>
      <text:p text:style-name="P9">QUIT</text:p>
      <text:p text:style-name="P9">RELOAD</text:p>
      <text:p text:style-name="P9">SAVE_CONFIG</text:p>
      <text:p text:style-name="P9">SERVICES</text:p>
      <text:p text:style-name="P9">SET command</text:p>
      <text:p text:style-name="P9">SHOW command</text:p>
      <text:p text:style-name="P9"/>
      <text:p text:style-name="P8">CONFIGURACIÓN DE NET BÁSICO DEL LADO DEL CLIENTE</text:p>
      <text:p text:style-name="P6"/>
      <text:p text:style-name="P6"><text:span text:style-name="T1">CONEXION A UN CLIENTE USANDO HOST NAMING:</text:span> este <text:span text:style-name="T4">método</text:span> no necesita <text:span text:style-name="T4">configuración</text:span> pero si unos requisitos basicos:</text:p>
      <text:p text:style-name="P6"/>
      <text:p text:style-name="P6">configuracion del lado del cliente: fichero sqlnet.ora</text:p>
      <text:p text:style-name="P6"><text:tab/>TRACE_LEVEL_CLIENT = OFF</text:p>
      <text:p text:style-name="P6"><text:tab/>sqlnet.authentication_services = (NTS)</text:p>
      <text:p text:style-name="P6"><text:tab/>names.directory_path = (TNSNAMES, HOSTNAME)</text:p>
      <text:p text:style-name="P6"><text:tab/>names.default_domain = world</text:p>
      <text:p text:style-name="P6"><text:tab/>name.default_zone = world</text:p>
      <text:p text:style-name="P6"><text:tab/>automatic_ipc = off</text:p>
      <text:p text:style-name="P10"/>
      <text:p text:style-name="P11">CONFIGURAR LOS FICHEROS DEL LADO DEL CLIENTE: <text:span text:style-name="T5">para generar este proceso utilizaremos la guía del otro pdf. (graficamente),</text:span></text:p>
      <text:p text:style-name="P11"/>
      <text:p text:style-name="P11"/>
      <text:p text:style-name="P11">USAR MANAGER PARA CONFIGURAR EL CLIENTE: <text:span text:style-name="T5">mas de lo mismo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Operator Mono" svg:font-family="'Operator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5:30:53.639476375</meta:creation-date>
    <dc:date>2016-06-23T18:54:30.283143738</dc:date>
    <meta:editing-duration>PT10M20S</meta:editing-duration>
    <meta:editing-cycles>2</meta:editing-cycles>
    <meta:generator>LibreOffice/5.0.6.3$Linux_X86_64 LibreOffice_project/00m0$Build-3</meta:generator>
    <meta:document-statistic meta:table-count="0" meta:image-count="0" meta:object-count="0" meta:page-count="1" meta:paragraph-count="32" meta:word-count="177" meta:character-count="1234" meta:non-whitespace-character-count="1083"/>
  </office:meta>
</office:document-meta>
</file>